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392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9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993cm"/>
    </style:style>
    <style:style style:name="gr8" style:family="graphic" style:parent-style-name="objectwithoutfill">
      <style:graphic-properties draw:fill="solid" draw:fill-color="#999999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6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4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8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8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6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0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838cm"/>
    </style:style>
    <style:style style:name="gr19" style:family="graphic" style:parent-style-name="standard">
      <style:graphic-properties draw:fill-color="#ff972f" draw:textarea-horizontal-align="justify" draw:textarea-vertical-align="middle" draw:auto-grow-height="false" fo:min-height="0.25cm" fo:min-width="0cm"/>
    </style:style>
    <style:style style:name="gr20" style:family="graphic" style:parent-style-name="standard">
      <style:graphic-properties draw:fill-color="#bbe33d" draw:textarea-horizontal-align="justify" draw:textarea-vertical-align="middle" draw:auto-grow-height="false" fo:min-height="0.25cm" fo:min-width="0cm"/>
    </style:style>
    <style:style style:name="gr21" style:family="graphic" style:parent-style-name="standard">
      <style:graphic-properties draw:fill-color="#780373" draw:textarea-horizontal-align="justify" draw:textarea-vertical-align="middle" draw:auto-grow-height="false" fo:min-height="0.2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0.9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8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6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0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772cm"/>
    </style:style>
    <style:style style:name="gr32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style:font-name="Arial" fo:font-size="12pt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  <style:text-properties style:font-name="Arial" fo:font-size="6pt" style:font-size-asian="10pt" style:font-size-complex="10pt"/>
    </style:style>
    <style:style style:name="P4" style:family="paragraph">
      <loext:graphic-properties draw:fill-color="#ffffff"/>
      <style:paragraph-properties fo:text-align="center"/>
      <style:text-properties style:font-name="Arial" fo:font-size="6pt" style:font-size-asian="10pt" style:font-size-complex="10pt"/>
    </style:style>
    <style:style style:name="P5" style:family="paragraph">
      <loext:graphic-properties draw:fill="none" draw:fill-color="#ffffff"/>
      <style:text-properties style:font-name="Arial" fo:font-size="6pt"/>
    </style:style>
    <style:style style:name="P6" style:family="paragraph">
      <loext:graphic-properties draw:fill="solid" draw:fill-color="#999999"/>
      <style:paragraph-properties fo:text-align="center"/>
      <style:text-properties style:font-name="Arial" fo:font-size="8pt"/>
    </style:style>
    <style:style style:name="P7" style:family="paragraph">
      <loext:graphic-properties draw:fill-color="#ff972f"/>
      <style:paragraph-properties fo:text-align="center"/>
      <style:text-properties style:font-name="Arial" fo:font-size="6pt" style:font-size-asian="10pt" style:font-size-complex="10pt"/>
    </style:style>
    <style:style style:name="P8" style:family="paragraph">
      <loext:graphic-properties draw:fill-color="#bbe33d"/>
      <style:paragraph-properties fo:text-align="center"/>
      <style:text-properties style:font-name="Arial" fo:font-size="6pt" style:font-size-asian="10pt" style:font-size-complex="10pt"/>
    </style:style>
    <style:style style:name="P9" style:family="paragraph">
      <loext:graphic-properties draw:fill-color="#780373"/>
      <style:paragraph-properties fo:text-align="center"/>
      <style:text-properties style:font-name="Arial" fo:font-size="6pt" style:font-size-asian="10pt" style:font-size-complex="10pt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6pt" style:font-size-asian="10pt" style:font-size-complex="10pt"/>
    </style:style>
    <style:style style:name="T3" style:family="text">
      <style:text-properties style:font-name="Arial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6cm" svg:height="0.725cm" svg:x="2.062cm" svg:y="6.068cm">
          <draw:text-box>
            <text:p><text:span text:style-name="T1">LK4</text:span></text:p>
          </draw:text-box>
        </draw:frame>
        <draw:frame draw:style-name="gr2" draw:text-style-name="P1" draw:layer="layout" svg:width="9.892cm" svg:height="1.199cm" svg:x="0.94cm" svg:y="1cm">
          <draw:text-box>
            <text:p><text:span text:style-name="T1">Camputers Lynx Mark 2 Jumper Settings</text:span></text:p>
            <text:p><text:span text:style-name="T1">@grandoldian 12/2023 v1 (Board Folk v1n Board)</text:span></text:p>
          </draw:text-box>
        </draw:frame>
        <draw:custom-shape draw:style-name="gr3" draw:text-style-name="P3" draw:layer="layout" svg:width="0.5cm" svg:height="0.5cm" svg:x="3.3cm" svg:y="6.98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3cm" svg:y="6.98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6.98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33cm" svg:height="0.727cm" svg:x="2.989cm" svg:y="6.066cm">
          <draw:text-box>
            <text:p><text:span text:style-name="T3">RAM Bank 1 Pin 1</text:span></text:p>
            <text:p><text:span text:style-name="T3">Voltage Selection</text:span></text:p>
          </draw:text-box>
        </draw:frame>
        <draw:frame draw:style-name="gr6" draw:text-style-name="P5" draw:layer="layout" svg:width="1.488cm" svg:height="0.727cm" svg:x="3.807cm" svg:y="6.9cm">
          <draw:text-box>
            <text:p><text:span text:style-name="T3">4116 RAM</text:span></text:p>
            <text:p><text:span text:style-name="T3">1-2 -5V</text:span></text:p>
          </draw:text-box>
        </draw:frame>
        <draw:custom-shape draw:style-name="gr4" draw:text-style-name="P4" draw:layer="layout" svg:width="0.5cm" svg:height="0.5cm" svg:x="2.3cm" svg:y="7.89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8cm" svg:y="7.89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7.89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93cm" svg:height="0.965cm" svg:x="3.814cm" svg:y="7.81cm">
          <draw:text-box>
            <text:p><text:span text:style-name="T3">4164/8118</text:span></text:p>
            <text:p><text:span text:style-name="T3">RAM</text:span></text:p>
            <text:p><text:span text:style-name="T3">NF</text:span></text:p>
          </draw:text-box>
        </draw:frame>
        <draw:line draw:style-name="gr8" draw:text-style-name="P6" draw:layer="layout" svg:x1="5.7cm" svg:y1="5cm" svg:x2="5.7cm" svg:y2="2.9cm">
          <text:p/>
        </draw:line>
        <draw:frame draw:style-name="gr1" draw:text-style-name="P1" draw:layer="layout" svg:width="1.26cm" svg:height="0.725cm" svg:x="6.4cm" svg:y="2.702cm">
          <draw:text-box>
            <text:p><text:span text:style-name="T1">LK2</text:span></text:p>
          </draw:text-box>
        </draw:frame>
        <draw:custom-shape draw:style-name="gr4" draw:text-style-name="P4" draw:layer="layout" svg:width="0.5cm" svg:height="0.5cm" svg:x="6.665cm" svg:y="3.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65cm" svg:y="4.6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65cm" svg:y="4.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33cm" svg:height="0.727cm" svg:x="7.327cm" svg:y="2.7cm">
          <draw:text-box>
            <text:p><text:span text:style-name="T3">RAM Bank 1 Pin 9</text:span></text:p>
            <text:p><text:span text:style-name="T3">Mode Selection</text:span></text:p>
          </draw:text-box>
        </draw:frame>
        <draw:frame draw:style-name="gr6" draw:text-style-name="P5" draw:layer="layout" svg:width="1.488cm" svg:height="0.727cm" svg:x="7.165cm" svg:y="3.5cm">
          <draw:text-box>
            <text:p><text:span text:style-name="T3">4116 RAM</text:span></text:p>
            <text:p><text:span text:style-name="T3">2-3 +5V</text:span></text:p>
          </draw:text-box>
        </draw:frame>
        <draw:custom-shape draw:style-name="gr4" draw:text-style-name="P4" draw:layer="layout" svg:width="0.5cm" svg:height="0.5cm" svg:x="8.765cm" svg:y="4.6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765cm" svg:y="4.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765cm" svg:y="3.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116cm" svg:height="0.965cm" svg:x="9.272cm" svg:y="3.5cm">
          <draw:text-box>
            <text:p><text:span text:style-name="T3">4164</text:span></text:p>
            <text:p><text:span text:style-name="T3">RAM</text:span></text:p>
            <text:p><text:span text:style-name="T3">1-2 A7</text:span></text:p>
          </draw:text-box>
        </draw:frame>
        <draw:custom-shape draw:style-name="gr4" draw:text-style-name="P4" draw:layer="layout" svg:width="0.5cm" svg:height="0.5cm" svg:x="10.721cm" svg:y="4.6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721cm" svg:y="4.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721cm" svg:y="3.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972cm" svg:height="0.965cm" svg:x="11.228cm" svg:y="3.5cm">
          <draw:text-box>
            <text:p><text:span text:style-name="T3">8118</text:span></text:p>
            <text:p><text:span text:style-name="T3">RAM</text:span></text:p>
            <text:p><text:span text:style-name="T3">NF</text:span></text:p>
          </draw:text-box>
        </draw:frame>
        <draw:frame draw:style-name="gr6" draw:text-style-name="P5" draw:layer="layout" svg:width="1.488cm" svg:height="0.727cm" svg:x="8.812cm" svg:y="17.673cm">
          <draw:text-box>
            <text:p><text:span text:style-name="T3">4116 RAM</text:span></text:p>
            <text:p><text:span text:style-name="T3">1-2 12V</text:span></text:p>
          </draw:text-box>
        </draw:frame>
        <draw:frame draw:style-name="gr7" draw:text-style-name="P5" draw:layer="layout" svg:width="1.493cm" svg:height="0.965cm" svg:x="8.8cm" svg:y="18.535cm">
          <draw:text-box>
            <text:p><text:span text:style-name="T3">4164/8118</text:span></text:p>
            <text:p><text:span text:style-name="T3">RAM</text:span></text:p>
            <text:p><text:span text:style-name="T3">2-3 5V</text:span></text:p>
          </draw:text-box>
        </draw:frame>
        <draw:frame draw:style-name="gr1" draw:text-style-name="P1" draw:layer="layout" svg:width="1.26cm" svg:height="0.725cm" svg:x="2.035cm" svg:y="2.702cm">
          <draw:text-box>
            <text:p><text:span text:style-name="T1">LK1</text:span></text:p>
          </draw:text-box>
        </draw:frame>
        <draw:custom-shape draw:style-name="gr3" draw:text-style-name="P3" draw:layer="layout" svg:width="0.5cm" svg:height="0.5cm" svg:x="3.3cm" svg:y="3.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3cm" svg:y="3.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3.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33cm" svg:height="0.727cm" svg:x="2.962cm" svg:y="2.7cm">
          <draw:text-box>
            <text:p><text:span text:style-name="T3">RAM Bank 1 Pin 8</text:span></text:p>
            <text:p><text:span text:style-name="T3">Voltage Selection</text:span></text:p>
          </draw:text-box>
        </draw:frame>
        <draw:frame draw:style-name="gr6" draw:text-style-name="P5" draw:layer="layout" svg:width="1.488cm" svg:height="0.727cm" svg:x="3.812cm" svg:y="3.573cm">
          <draw:text-box>
            <text:p><text:span text:style-name="T3">4116 RAM</text:span></text:p>
            <text:p><text:span text:style-name="T3">1-2 12V</text:span></text:p>
          </draw:text-box>
        </draw:frame>
        <draw:custom-shape draw:style-name="gr3" draw:text-style-name="P3" draw:layer="layout" svg:width="0.5cm" svg:height="0.5cm" svg:x="2.3cm" svg:y="4.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4.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4.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93cm" svg:height="0.965cm" svg:x="3.8cm" svg:y="4.4cm">
          <draw:text-box>
            <text:p><text:span text:style-name="T3">4164/8118</text:span></text:p>
            <text:p><text:span text:style-name="T3">RAM</text:span></text:p>
            <text:p><text:span text:style-name="T3">2-3 5V</text:span></text:p>
          </draw:text-box>
        </draw:frame>
        <draw:frame draw:style-name="gr1" draw:text-style-name="P1" draw:layer="layout" svg:width="1.26cm" svg:height="0.725cm" svg:x="13.135cm" svg:y="2.702cm">
          <draw:text-box>
            <text:p><text:span text:style-name="T1">LK3</text:span></text:p>
          </draw:text-box>
        </draw:frame>
        <draw:custom-shape draw:style-name="gr4" draw:text-style-name="P4" draw:layer="layout" svg:width="0.5cm" svg:height="0.5cm" svg:x="14.4cm" svg:y="3.73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3.4cm" svg:y="3.73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3.9cm" svg:y="3.73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551cm" svg:height="0.727cm" svg:x="14.062cm" svg:y="2.735cm">
          <draw:text-box>
            <text:p><text:span text:style-name="T3">CPU Speed Selection</text:span></text:p>
          </draw:text-box>
        </draw:frame>
        <draw:frame draw:style-name="gr6" draw:text-style-name="P5" draw:layer="layout" svg:width="1.488cm" svg:height="0.727cm" svg:x="14.912cm" svg:y="3.608cm">
          <draw:text-box>
            <text:p><text:span text:style-name="T3">6MHz</text:span></text:p>
          </draw:text-box>
        </draw:frame>
        <draw:custom-shape draw:style-name="gr4" draw:text-style-name="P4" draw:layer="layout" svg:width="0.5cm" svg:height="0.5cm" svg:x="13.4cm" svg:y="4.53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3.9cm" svg:y="4.53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4.4cm" svg:y="4.53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93cm" svg:height="0.965cm" svg:x="14.9cm" svg:y="4.435cm">
          <draw:text-box>
            <text:p><text:span text:style-name="T3">4MHz</text:span></text:p>
          </draw:text-box>
        </draw:frame>
        <draw:line draw:style-name="gr8" draw:text-style-name="P6" draw:layer="layout" svg:x1="12.7cm" svg:y1="5cm" svg:x2="12.7cm" svg:y2="2.9cm">
          <text:p/>
        </draw:line>
        <draw:line draw:style-name="gr8" draw:text-style-name="P6" draw:layer="layout" svg:x1="18.9cm" svg:y1="5.7cm" svg:x2="2cm" svg:y2="5.7cm">
          <text:p/>
        </draw:line>
        <draw:line draw:style-name="gr8" draw:text-style-name="P6" draw:layer="layout" svg:x1="5.7cm" svg:y1="8.4cm" svg:x2="5.7cm" svg:y2="6.3cm">
          <text:p/>
        </draw:line>
        <draw:frame draw:style-name="gr12" draw:text-style-name="P1" draw:layer="layout" svg:width="1.637cm" svg:height="0.725cm" svg:x="6.2cm" svg:y="6.102cm">
          <draw:text-box>
            <text:p><text:span text:style-name="T1">LK5-7</text:span></text:p>
          </draw:text-box>
        </draw:frame>
        <draw:custom-shape draw:style-name="gr3" draw:text-style-name="P3" draw:layer="layout" svg:width="0.5cm" svg:height="0.5cm" svg:x="6.465cm" svg:y="6.8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465cm" svg:y="7.8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465cm" svg:y="7.3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3.389cm" svg:height="0.727cm" svg:x="7.628cm" svg:y="6.1cm">
          <draw:text-box>
            <text:p><text:span text:style-name="T3">ROM A13 and VPP Select</text:span></text:p>
            <text:p><text:span text:style-name="T3">(Not Fitted / Preconfigured 5V)</text:span></text:p>
          </draw:text-box>
        </draw:frame>
        <draw:frame draw:style-name="gr14" draw:text-style-name="P5" draw:layer="layout" svg:width="1.319cm" svg:height="0.727cm" svg:x="6.965cm" svg:y="6.7cm">
          <draw:text-box>
            <text:p><text:span text:style-name="T3">5V</text:span></text:p>
            <text:p><text:span text:style-name="T3">(Default)</text:span></text:p>
          </draw:text-box>
        </draw:frame>
        <draw:custom-shape draw:style-name="gr3" draw:text-style-name="P3" draw:layer="layout" svg:width="0.5cm" svg:height="0.5cm" svg:x="8.565cm" svg:y="7.8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565cm" svg:y="7.3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8.565cm" svg:y="6.8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.141cm" svg:height="0.727cm" svg:x="9.072cm" svg:y="6.7cm">
          <draw:text-box>
            <text:p><text:span text:style-name="T3">GND</text:span></text:p>
          </draw:text-box>
        </draw:frame>
        <draw:line draw:style-name="gr8" draw:text-style-name="P6" draw:layer="layout" svg:x1="11.6cm" svg:y1="8.4cm" svg:x2="11.6cm" svg:y2="6.3cm">
          <text:p/>
        </draw:line>
        <draw:line draw:style-name="gr8" draw:text-style-name="P6" draw:layer="layout" svg:x1="18.9cm" svg:y1="9.2cm" svg:x2="2cm" svg:y2="9.2cm">
          <text:p/>
        </draw:line>
        <draw:frame draw:style-name="gr1" draw:text-style-name="P1" draw:layer="layout" svg:width="1.26cm" svg:height="0.725cm" svg:x="2.1cm" svg:y="9.475cm">
          <draw:text-box>
            <text:p><text:span text:style-name="T1">LK8</text:span></text:p>
          </draw:text-box>
        </draw:frame>
        <draw:frame draw:style-name="gr16" draw:text-style-name="P5" draw:layer="layout" svg:width="3.334cm" svg:height="0.727cm" svg:x="3.027cm" svg:y="9.473cm">
          <draw:text-box>
            <text:p><text:span text:style-name="T3">Y Grid Video RAM Addressing</text:span></text:p>
          </draw:text-box>
        </draw:frame>
        <draw:custom-shape draw:style-name="gr3" draw:text-style-name="P3" draw:layer="layout" svg:width="0.5cm" svg:height="0.5cm" svg:x="2.3cm" svg:y="10.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0.5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0.5cm">
          <text:p text:style-name="P2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1cm">
          <text:p text:style-name="P2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1cm">
          <text:p text:style-name="P2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1.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1.5cm">
          <text:p text:style-name="P2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1.5cm">
          <text:p text:style-name="P2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2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2cm">
          <text:p text:style-name="P2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2cm">
          <text:p text:style-name="P2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2.5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2.5cm">
          <text:p text:style-name="P2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2.5cm">
          <text:p text:style-name="P2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3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3cm">
          <text:p text:style-name="P2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3cm">
          <text:p text:style-name="P2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3.5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3.5cm">
          <text:p text:style-name="P2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3.5cm">
          <text:p text:style-name="P2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4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4cm">
          <text:p text:style-name="P2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4cm">
          <text:p text:style-name="P2"><text:span text:style-name="T2">2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cm" svg:y="14.5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8cm" svg:y="14.5cm">
          <text:p text:style-name="P2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3cm" svg:y="14.5cm">
          <text:p text:style-name="P2"><text:span text:style-name="T2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0.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0.5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0.5cm">
          <text:p text:style-name="P2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1cm">
          <text:p text:style-name="P2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1cm">
          <text:p text:style-name="P2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1.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1.5cm">
          <text:p text:style-name="P2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1.5cm">
          <text:p text:style-name="P2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2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2cm">
          <text:p text:style-name="P2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2cm">
          <text:p text:style-name="P2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2.5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2.5cm">
          <text:p text:style-name="P2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2.5cm">
          <text:p text:style-name="P2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3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3cm">
          <text:p text:style-name="P2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3cm">
          <text:p text:style-name="P2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3.5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3.5cm">
          <text:p text:style-name="P2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3.5cm">
          <text:p text:style-name="P2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4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4cm">
          <text:p text:style-name="P2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4cm">
          <text:p text:style-name="P2"><text:span text:style-name="T2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9cm" svg:y="14.5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4cm" svg:y="14.5cm">
          <text:p text:style-name="P2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9cm" svg:y="14.5cm">
          <text:p text:style-name="P2"><text:span text:style-name="T2">27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93cm" svg:height="0.965cm" svg:x="4.007cm" svg:y="10.4cm">
          <draw:text-box>
            <text:p><text:span text:style-name="T3">256 pixels</text:span></text:p>
          </draw:text-box>
        </draw:frame>
        <draw:frame draw:style-name="gr17" draw:text-style-name="P5" draw:layer="layout" svg:width="1.577cm" svg:height="0.965cm" svg:x="8.6cm" svg:y="10.435cm">
          <draw:text-box>
            <text:p><text:span text:style-name="T3">512 pixels?</text:span></text:p>
          </draw:text-box>
        </draw:frame>
        <draw:line draw:style-name="gr8" draw:text-style-name="P6" draw:layer="layout" svg:x1="10.9cm" svg:y1="15.8cm" svg:x2="10.9cm" svg:y2="9.8cm">
          <text:p/>
        </draw:line>
        <draw:frame draw:style-name="gr1" draw:text-style-name="P1" draw:layer="layout" svg:width="1.26cm" svg:height="0.725cm" svg:x="11.323cm" svg:y="9.475cm">
          <draw:text-box>
            <text:p><text:span text:style-name="T1">LK9</text:span></text:p>
          </draw:text-box>
        </draw:frame>
        <draw:frame draw:style-name="gr18" draw:text-style-name="P5" draw:layer="layout" svg:width="3.338cm" svg:height="0.727cm" svg:x="12.25cm" svg:y="9.473cm">
          <draw:text-box>
            <text:p><text:span text:style-name="T3">X Grid Video RAM Addressing</text:span></text:p>
          </draw:text-box>
        </draw:frame>
        <draw:custom-shape draw:style-name="gr19" draw:text-style-name="P7" draw:layer="layout" svg:width="0.5cm" svg:height="0.5cm" svg:x="11.523cm" svg:y="10.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0.5cm" svg:x="12.023cm" svg:y="10.5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0.5cm" svg:x="11.523cm" svg:y="1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0.5cm" svg:x="12.023cm" svg:y="11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0.5cm" svg:x="11.523cm" svg:y="11.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0.5cm" svg:x="12.023cm" svg:y="11.5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1.493cm" svg:height="1.203cm" svg:x="12.7cm" svg:y="10.4cm">
          <draw:text-box>
            <text:p><text:span text:style-name="T3">256 pixels</text:span></text:p>
            <text:p><text:span text:style-name="T3">1-2</text:span></text:p>
            <text:p><text:span text:style-name="T3">3-6</text:span></text:p>
            <text:p><text:span text:style-name="T3">4-5</text:span></text:p>
          </draw:text-box>
        </draw:frame>
        <draw:custom-shape draw:style-name="gr21" draw:text-style-name="P9" draw:layer="layout" svg:width="0.5cm" svg:height="0.5cm" svg:x="14.7cm" svg:y="10.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0.5cm" svg:x="15.2cm" svg:y="10.5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0.5cm" svg:x="14.7cm" svg:y="1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0.5cm" svg:x="15.2cm" svg:y="11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0.5cm" svg:x="14.7cm" svg:y="11.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0.5cm" svg:x="15.2cm" svg:y="11.5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1.493cm" svg:height="1.203cm" svg:x="15.877cm" svg:y="10.4cm">
          <draw:text-box>
            <text:p><text:span text:style-name="T3">512 pixels</text:span></text:p>
            <text:p><text:span text:style-name="T3">1-4</text:span></text:p>
            <text:p><text:span text:style-name="T3">2-3</text:span></text:p>
            <text:p><text:span text:style-name="T3">5-6</text:span></text:p>
          </draw:text-box>
        </draw:frame>
        <draw:line draw:style-name="gr8" draw:text-style-name="P6" draw:layer="layout" svg:x1="18.9cm" svg:y1="16.4cm" svg:x2="2cm" svg:y2="16.4cm">
          <text:p/>
        </draw:line>
        <draw:frame draw:style-name="gr23" draw:text-style-name="P1" draw:layer="layout" svg:width="1.497cm" svg:height="0.725cm" svg:x="2.067cm" svg:y="16.802cm">
          <draw:text-box>
            <text:p><text:span text:style-name="T1">LK10</text:span></text:p>
          </draw:text-box>
        </draw:frame>
        <draw:custom-shape draw:style-name="gr4" draw:text-style-name="P4" draw:layer="layout" svg:width="0.5cm" svg:height="0.5cm" svg:x="3.267cm" svg:y="17.72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267cm" svg:y="17.72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767cm" svg:y="17.7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33cm" svg:height="0.727cm" svg:x="3.367cm" svg:y="16.8cm">
          <draw:text-box>
            <text:p><text:span text:style-name="T3">RAM Bank 2 Pin 9</text:span></text:p>
            <text:p><text:span text:style-name="T3">Mode Selection</text:span></text:p>
          </draw:text-box>
        </draw:frame>
        <draw:frame draw:style-name="gr6" draw:text-style-name="P5" draw:layer="layout" svg:width="1.488cm" svg:height="0.727cm" svg:x="3.779cm" svg:y="17.6cm">
          <draw:text-box>
            <text:p><text:span text:style-name="T3">4116 RAM</text:span></text:p>
            <text:p><text:span text:style-name="T3">2-3 +5V</text:span></text:p>
          </draw:text-box>
        </draw:frame>
        <draw:frame draw:style-name="gr9" draw:text-style-name="P5" draw:layer="layout" svg:width="1.116cm" svg:height="0.965cm" svg:x="3.751cm" svg:y="18.5cm">
          <draw:text-box>
            <text:p><text:span text:style-name="T3">4164</text:span></text:p>
            <text:p><text:span text:style-name="T3">RAM</text:span></text:p>
            <text:p><text:span text:style-name="T3">1-2 A7</text:span></text:p>
          </draw:text-box>
        </draw:frame>
        <draw:frame draw:style-name="gr10" draw:text-style-name="P5" draw:layer="layout" svg:width="0.972cm" svg:height="0.965cm" svg:x="3.767cm" svg:y="19.4cm">
          <draw:text-box>
            <text:p><text:span text:style-name="T3">8118</text:span></text:p>
            <text:p><text:span text:style-name="T3">RAM</text:span></text:p>
            <text:p><text:span text:style-name="T3">NF</text:span></text:p>
          </draw:text-box>
        </draw:frame>
        <draw:line draw:style-name="gr8" draw:text-style-name="P6" draw:layer="layout" svg:x1="6.4cm" svg:y1="20.3cm" svg:x2="6.4cm" svg:y2="16.9cm">
          <text:p/>
        </draw:line>
        <draw:custom-shape draw:style-name="gr3" draw:text-style-name="P3" draw:layer="layout" svg:width="0.5cm" svg:height="0.5cm" svg:x="3.267cm" svg:y="18.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267cm" svg:y="18.6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767cm" svg:y="18.6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3.267cm" svg:y="19.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267cm" svg:y="19.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767cm" svg:y="19.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1.463cm" svg:height="0.725cm" svg:x="7cm" svg:y="16.837cm">
          <draw:text-box>
            <text:p><text:span text:style-name="T1">LK11</text:span></text:p>
          </draw:text-box>
        </draw:frame>
        <draw:custom-shape draw:style-name="gr3" draw:text-style-name="P3" draw:layer="layout" svg:width="0.5cm" svg:height="0.5cm" svg:x="8.2cm" svg:y="17.762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7.2cm" svg:y="17.762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7cm" svg:y="17.76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2.61cm" svg:height="0.727cm" svg:x="8.3cm" svg:y="16.835cm">
          <draw:text-box>
            <text:p><text:span text:style-name="T3">RAM Bank 2 &amp; 3 Pin 8</text:span></text:p>
            <text:p><text:span text:style-name="T3">Mode Selection</text:span></text:p>
          </draw:text-box>
        </draw:frame>
        <draw:custom-shape draw:style-name="gr4" draw:text-style-name="P4" draw:layer="layout" svg:width="0.5cm" svg:height="0.5cm" svg:x="8.2cm" svg:y="18.63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2cm" svg:y="18.63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7cm" svg:y="18.63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4cm" svg:y1="20.3cm" svg:x2="11.4cm" svg:y2="16.9cm">
          <text:p/>
        </draw:line>
        <draw:frame draw:style-name="gr6" draw:text-style-name="P5" draw:layer="layout" svg:width="1.488cm" svg:height="0.727cm" svg:x="13.712cm" svg:y="17.638cm">
          <draw:text-box>
            <text:p><text:span text:style-name="T3">4116 RAM</text:span></text:p>
            <text:p><text:span text:style-name="T3">1-2 -5V</text:span></text:p>
          </draw:text-box>
        </draw:frame>
        <draw:frame draw:style-name="gr7" draw:text-style-name="P5" draw:layer="layout" svg:width="1.493cm" svg:height="0.965cm" svg:x="13.7cm" svg:y="18.5cm">
          <draw:text-box>
            <text:p><text:span text:style-name="T3">4164/8118</text:span></text:p>
            <text:p><text:span text:style-name="T3">RAM</text:span></text:p>
            <text:p><text:span text:style-name="T3">NF</text:span></text:p>
          </draw:text-box>
        </draw:frame>
        <draw:frame draw:style-name="gr23" draw:text-style-name="P1" draw:layer="layout" svg:width="1.497cm" svg:height="0.725cm" svg:x="11.9cm" svg:y="16.802cm">
          <draw:text-box>
            <text:p><text:span text:style-name="T1">LK12</text:span></text:p>
          </draw:text-box>
        </draw:frame>
        <draw:custom-shape draw:style-name="gr3" draw:text-style-name="P3" draw:layer="layout" svg:width="0.5cm" svg:height="0.5cm" svg:x="13.1cm" svg:y="17.72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cm" svg:y="17.72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2.6cm" svg:y="17.7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2.61cm" svg:height="0.727cm" svg:x="13.2cm" svg:y="16.8cm">
          <draw:text-box>
            <text:p><text:span text:style-name="T3">RAM Bank 2 &amp; 3 Pin 1</text:span></text:p>
            <text:p><text:span text:style-name="T3">Mode Selection</text:span></text:p>
          </draw:text-box>
        </draw:frame>
        <draw:custom-shape draw:style-name="gr4" draw:text-style-name="P4" draw:layer="layout" svg:width="0.5cm" svg:height="0.5cm" svg:x="13.1cm" svg:y="18.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cm" svg:y="18.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cm" svg:y="18.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.9cm" svg:y1="20.9cm" svg:x2="2cm" svg:y2="20.9cm">
          <text:p/>
        </draw:line>
        <draw:frame draw:style-name="gr23" draw:text-style-name="P1" draw:layer="layout" svg:width="1.497cm" svg:height="0.725cm" svg:x="2.1cm" svg:y="21.202cm">
          <draw:text-box>
            <text:p><text:span text:style-name="T1">LK13</text:span></text:p>
          </draw:text-box>
        </draw:frame>
        <draw:custom-shape draw:style-name="gr4" draw:text-style-name="P4" draw:layer="layout" svg:width="0.5cm" svg:height="0.5cm" svg:x="2.4cm" svg:y="22.12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4cm" svg:y="23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4cm" svg:y="22.6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33cm" svg:height="0.727cm" svg:x="3.4cm" svg:y="21.2cm">
          <draw:text-box>
            <text:p><text:span text:style-name="T3">RAM Bank 3 Pin 9</text:span></text:p>
            <text:p><text:span text:style-name="T3">Mode Selection</text:span></text:p>
          </draw:text-box>
        </draw:frame>
        <draw:frame draw:style-name="gr6" draw:text-style-name="P5" draw:layer="layout" svg:width="1.488cm" svg:height="0.727cm" svg:x="3.1cm" svg:y="22cm">
          <draw:text-box>
            <text:p><text:span text:style-name="T3">4116 RAM</text:span></text:p>
            <text:p><text:span text:style-name="T3">2-3 +5V</text:span></text:p>
          </draw:text-box>
        </draw:frame>
        <draw:frame draw:style-name="gr9" draw:text-style-name="P5" draw:layer="layout" svg:width="1.116cm" svg:height="0.965cm" svg:x="5.4cm" svg:y="22cm">
          <draw:text-box>
            <text:p><text:span text:style-name="T3">4164</text:span></text:p>
            <text:p><text:span text:style-name="T3">RAM</text:span></text:p>
            <text:p><text:span text:style-name="T3">1-2 A7</text:span></text:p>
          </draw:text-box>
        </draw:frame>
        <draw:frame draw:style-name="gr10" draw:text-style-name="P5" draw:layer="layout" svg:width="0.972cm" svg:height="0.965cm" svg:x="7.4cm" svg:y="22cm">
          <draw:text-box>
            <text:p><text:span text:style-name="T3">8118</text:span></text:p>
            <text:p><text:span text:style-name="T3">RAM</text:span></text:p>
            <text:p><text:span text:style-name="T3">NF</text:span></text:p>
          </draw:text-box>
        </draw:frame>
        <draw:custom-shape draw:style-name="gr3" draw:text-style-name="P3" draw:layer="layout" svg:width="0.5cm" svg:height="0.5cm" svg:x="4.8cm" svg:y="22.1cm">
          <text:p text:style-name="P2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4.8cm" svg:y="23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8cm" svg:y="22.6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7cm" svg:y="22.1cm">
          <text:p text:style-name="P2"><text:span text:style-name="T2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0.5cm" svg:height="0.5cm" svg:x="6.7cm" svg:y="23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6.7cm" svg:y="22.6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cm" svg:y1="23.7cm" svg:x2="8.7cm" svg:y2="21.6cm">
          <text:p/>
        </draw:line>
        <draw:frame draw:style-name="gr23" draw:text-style-name="P1" draw:layer="layout" svg:width="1.497cm" svg:height="0.725cm" svg:x="9.184cm" svg:y="21.202cm">
          <draw:text-box>
            <text:p><text:span text:style-name="T1">LK14</text:span></text:p>
          </draw:text-box>
        </draw:frame>
        <draw:custom-shape draw:style-name="gr4" draw:text-style-name="P4" draw:layer="layout" svg:width="0.5cm" svg:height="0.5cm" svg:x="9.484cm" svg:y="22.12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484cm" svg:y="23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484cm" svg:y="22.6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305cm" svg:height="0.727cm" svg:x="10.484cm" svg:y="21.2cm">
          <draw:text-box>
            <text:p><text:span text:style-name="T3">Ø2 Clock Selection</text:span></text:p>
          </draw:text-box>
        </draw:frame>
        <draw:frame draw:style-name="gr6" draw:text-style-name="P5" draw:layer="layout" svg:width="1.488cm" svg:height="0.727cm" svg:x="10.184cm" svg:y="22cm">
          <draw:text-box>
            <text:p><text:span text:style-name="T3">ACCLK</text:span></text:p>
            <text:p><text:span text:style-name="T3">(128/192)</text:span></text:p>
          </draw:text-box>
        </draw:frame>
        <draw:frame draw:style-name="gr27" draw:text-style-name="P5" draw:layer="layout" svg:width="1.179cm" svg:height="0.965cm" svg:x="12.484cm" svg:y="22cm">
          <draw:text-box>
            <text:p><text:span text:style-name="T3">8MHz</text:span></text:p>
            <text:p><text:span text:style-name="T3">(48/96)</text:span></text:p>
          </draw:text-box>
        </draw:frame>
        <draw:custom-shape draw:style-name="gr3" draw:text-style-name="P3" draw:layer="layout" svg:width="0.5cm" svg:height="0.5cm" svg:x="11.884cm" svg:y="22.1cm">
          <text:p text:style-name="P2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11.884cm" svg:y="23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.884cm" svg:y="22.6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3.737cm" svg:y1="23.8cm" svg:x2="13.737cm" svg:y2="21.7cm">
          <text:p/>
        </draw:line>
        <draw:frame draw:style-name="gr23" draw:text-style-name="P1" draw:layer="layout" svg:width="1.497cm" svg:height="0.725cm" svg:x="14.2cm" svg:y="21.202cm">
          <draw:text-box>
            <text:p><text:span text:style-name="T1">LK15</text:span></text:p>
          </draw:text-box>
        </draw:frame>
        <draw:custom-shape draw:style-name="gr4" draw:text-style-name="P4" draw:layer="layout" svg:width="0.5cm" svg:height="0.5cm" svg:x="14.5cm" svg:y="22.12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4.5cm" svg:y="23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4.5cm" svg:y="22.6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2.83cm" svg:height="0.727cm" svg:x="15.5cm" svg:y="21.2cm">
          <draw:text-box>
            <text:p><text:span text:style-name="T3">RAM Bank 2 CAS Select</text:span></text:p>
          </draw:text-box>
        </draw:frame>
        <draw:frame draw:style-name="gr29" draw:text-style-name="P5" draw:layer="layout" svg:width="1.594cm" svg:height="0.965cm" svg:x="15.085cm" svg:y="22cm">
          <draw:text-box>
            <text:p><text:span text:style-name="T3">VCASI</text:span></text:p>
            <text:p><text:span text:style-name="T3">(48/96/192)</text:span></text:p>
            <text:p><text:span text:style-name="T3"/></text:p>
          </draw:text-box>
        </draw:frame>
        <draw:frame draw:style-name="gr9" draw:text-style-name="P5" draw:layer="layout" svg:width="1.116cm" svg:height="0.965cm" svg:x="17.5cm" svg:y="22cm">
          <draw:text-box>
            <text:p><text:span text:style-name="T3">128K</text:span></text:p>
          </draw:text-box>
        </draw:frame>
        <draw:custom-shape draw:style-name="gr3" draw:text-style-name="P3" draw:layer="layout" svg:width="0.5cm" svg:height="0.5cm" svg:x="16.9cm" svg:y="22.1cm">
          <text:p text:style-name="P2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16.9cm" svg:y="23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6.9cm" svg:y="22.6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.9cm" svg:y1="24.5cm" svg:x2="2cm" svg:y2="24.5cm">
          <text:p/>
        </draw:line>
        <draw:frame draw:style-name="gr23" draw:text-style-name="P1" draw:layer="layout" svg:width="1.497cm" svg:height="0.725cm" svg:x="2.084cm" svg:y="24.802cm">
          <draw:text-box>
            <text:p><text:span text:style-name="T1">LK16</text:span></text:p>
          </draw:text-box>
        </draw:frame>
        <draw:custom-shape draw:style-name="gr4" draw:text-style-name="P4" draw:layer="layout" svg:width="0.5cm" svg:height="0.5cm" svg:x="2.384cm" svg:y="25.72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84cm" svg:y="26.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384cm" svg:y="26.2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2.276cm" svg:height="0.727cm" svg:x="3.384cm" svg:y="24.8cm">
          <draw:text-box>
            <text:p><text:span text:style-name="T3">Video Clock Select</text:span></text:p>
          </draw:text-box>
        </draw:frame>
        <draw:frame draw:style-name="gr6" draw:text-style-name="P5" draw:layer="layout" svg:width="1.488cm" svg:height="0.727cm" svg:x="2.969cm" svg:y="25.6cm">
          <draw:text-box>
            <text:p><text:span text:style-name="T3">48/96</text:span></text:p>
            <text:p><text:span text:style-name="T3"/></text:p>
          </draw:text-box>
        </draw:frame>
        <draw:frame draw:style-name="gr31" draw:text-style-name="P5" draw:layer="layout" svg:width="1.272cm" svg:height="0.965cm" svg:x="5.384cm" svg:y="25.6cm">
          <draw:text-box>
            <text:p><text:span text:style-name="T3">128/192</text:span></text:p>
          </draw:text-box>
        </draw:frame>
        <draw:custom-shape draw:style-name="gr3" draw:text-style-name="P3" draw:layer="layout" svg:width="0.5cm" svg:height="0.5cm" svg:x="4.784cm" svg:y="25.7cm">
          <text:p text:style-name="P2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4.784cm" svg:y="26.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784cm" svg:y="26.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8cm" svg:y1="27.2cm" svg:x2="6.8cm" svg:y2="25.1cm">
          <text:p/>
        </draw:line>
        <draw:frame draw:style-name="gr23" draw:text-style-name="P1" draw:layer="layout" svg:width="1.497cm" svg:height="0.725cm" svg:x="7.2cm" svg:y="24.802cm">
          <draw:text-box>
            <text:p><text:span text:style-name="T1">LK17</text:span></text:p>
          </draw:text-box>
        </draw:frame>
        <draw:custom-shape draw:style-name="gr4" draw:text-style-name="P4" draw:layer="layout" svg:width="0.5cm" svg:height="0.5cm" svg:x="7.5cm" svg:y="25.72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cm" svg:y="26.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cm" svg:y="26.2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33cm" svg:height="0.727cm" svg:x="8.5cm" svg:y="24.8cm">
          <draw:text-box>
            <text:p><text:span text:style-name="T3">/WAIT Select</text:span></text:p>
          </draw:text-box>
        </draw:frame>
        <draw:frame draw:style-name="gr6" draw:text-style-name="P5" draw:layer="layout" svg:width="1.488cm" svg:height="0.727cm" svg:x="10.512cm" svg:y="25.6cm">
          <draw:text-box>
            <text:p><text:span text:style-name="T3">48/96</text:span></text:p>
            <text:p><text:span text:style-name="T3"/></text:p>
          </draw:text-box>
        </draw:frame>
        <draw:frame draw:style-name="gr31" draw:text-style-name="P5" draw:layer="layout" svg:width="1.272cm" svg:height="0.965cm" svg:x="8.1cm" svg:y="25.635cm">
          <draw:text-box>
            <text:p><text:span text:style-name="T3">128/192</text:span></text:p>
          </draw:text-box>
        </draw:frame>
        <draw:custom-shape draw:style-name="gr3" draw:text-style-name="P3" draw:layer="layout" svg:width="0.5cm" svg:height="0.5cm" svg:x="9.9cm" svg:y="25.7cm">
          <text:p text:style-name="P2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9.9cm" svg:y="26.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9cm" svg:y="26.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916cm" svg:y1="27.2cm" svg:x2="11.916cm" svg:y2="25.1cm">
          <text:p/>
        </draw:line>
        <draw:frame draw:style-name="gr23" draw:text-style-name="P1" draw:layer="layout" svg:width="1.497cm" svg:height="0.725cm" svg:x="12.3cm" svg:y="24.802cm">
          <draw:text-box>
            <text:p><text:span text:style-name="T1">LK18</text:span></text:p>
          </draw:text-box>
        </draw:frame>
        <draw:custom-shape draw:style-name="gr4" draw:text-style-name="P4" draw:layer="layout" svg:width="0.5cm" svg:height="0.5cm" svg:x="12.6cm" svg:y="25.72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2.6cm" svg:y="26.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2.6cm" svg:y="26.22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33cm" svg:height="0.727cm" svg:x="13.6cm" svg:y="24.8cm">
          <draw:text-box>
            <text:p><text:span text:style-name="T3">6845 Clock</text:span></text:p>
          </draw:text-box>
        </draw:frame>
        <draw:frame draw:style-name="gr6" draw:text-style-name="P5" draw:layer="layout" svg:width="1.488cm" svg:height="0.727cm" svg:x="15.612cm" svg:y="25.6cm">
          <draw:text-box>
            <text:p><text:span text:style-name="T3">Normal</text:span></text:p>
          </draw:text-box>
        </draw:frame>
        <draw:frame draw:style-name="gr9" draw:text-style-name="P5" draw:layer="layout" svg:width="1.116cm" svg:height="0.965cm" svg:x="13.2cm" svg:y="25.635cm">
          <draw:text-box>
            <text:p><text:span text:style-name="T3">Ø1</text:span></text:p>
          </draw:text-box>
        </draw:frame>
        <draw:custom-shape draw:style-name="gr3" draw:text-style-name="P3" draw:layer="layout" svg:width="0.5cm" svg:height="0.5cm" svg:x="15cm" svg:y="25.7cm">
          <text:p text:style-name="P2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15cm" svg:y="26.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5cm" svg:y="26.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0.1cm" svg:height="0.1cm" svg:x="2.1cm" svg:y="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8.8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13.2cm" svg:y="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7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2.4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14.8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2.1cm" svg:y="1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7cm" svg:y="1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11.9cm" svg:y="1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4.9cm" svg:y="2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9.6cm" svg:y="2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17cm" svg:y="2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4.9cm" svg:y="2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7.6cm" svg:y="2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0.1cm" svg:height="0.1cm" svg:x="15.1cm" svg:y="2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2-09T12:49:45.338000000</meta:creation-date>
    <dc:date>2023-12-12T19:44:51.267000000</dc:date>
    <meta:editing-duration>PT1H27M27S</meta:editing-duration>
    <meta:editing-cycles>13</meta:editing-cycles>
    <meta:generator>LibreOffice/6.2.5.2$Windows_X86_64 LibreOffice_project/1ec314fa52f458adc18c4f025c545a4e8b22c159</meta:generator>
    <meta:document-statistic meta:object-count="258"/>
  </office:meta>
</office:document-meta>
</file>